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One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Barnett 2009;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Our homes, backyards, local neighborhood, and even our cities, tend to hold deep significance for us. <text:s/>These places provide immediate context for understanding the interaction between landscape, infrastructure and culture (David Sobel 2005 Place-based Education: Connecting classrooms and communities. <text:s/>Great Barrington, MA: The Orion Society).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Ryan 2005).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
      <text:p text:style-name="p4"><text:span text:style-name="c0"> </text:span></text:p>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Namely, these factors are culture and society, the physical environmental, geographic scale, length of residency, gender and race, various forms of disruptions, and knowledge. <text:s/></text:span></text:p>
      <text:p text:style-name="p4"/>
      <text:p text:style-name="p1"><text:span text:style-name="c6">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text:span text:style-name="c0"> </text:span></text:p>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Some examples from lit?). <text:s/>For example, Kaltenborn (1998) suggest in their study that people develop strong place-attachments to aesthetically pleasing environments. <text:s/>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1"><text:span text:style-name="c0"><text:tab/>Larson, Frietas &amp; Hicks (2013) found that with time, attachments shifted from the environmental to the social dimensions of place. <text:s/></text:span></text:p>
      <text:p text:style-name="p4"/>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Example?) <text:s/>In much the same way, insisting on the adoption of place-meanings that challenge or oppose someone's already established place-meanings, is a common source of conflict among stakeholders (citation ?). <text:s/>In a residential neighborhood with mass urban tree loss due to disease, Hunter (2011) found that resident proximity to the areas with greatest tree loss had a strong emotional impact on the residents. <text:s/>The residents whose immediate surroundings were most affected by tree loss were more interested in stewardship that helps restore their trees and supports local wildlife. <text:s/>It is possible that in the face of devastating loss or damage to places and their natural environments, strong place-attachment can act as a motivator in helping people restore places. <text:s/>Burley et al. (2007) show that Louisiana residents have a heightened sense of place-attachment as a result of increased vulnerability to hurricanes and suggest it is this strong place-attachment that helps them rebuild after a traumatic event. <text:s/></text:span></text:p>
      <text:p text:style-name="p4"/>
      <text:p text:style-name="p4"/>
      <text:p text:style-name="p4"><text:span text:style-name="c0">3.6: Knowledge: Personal, Formal, and in Story Form </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Place meaning,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text:span text:style-name="c0"><text:tab/>Brehm, Eisenhauer, &amp; Stedman (2013, pg) found that place-meanings in particular, are “a strong predictor of environmental concern due to their inclusion of self and nature.” <text:s/></text:span></text:p>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Ryan (2005) found that urban dwellers have a strong attachment to nearby urban parks; however, just recreational use of these places was not enough to support ecosystem efforts such as planting natives. <text:s/>Park users who possessed natural areas knowledge were much more likely to support such efforts. <text:s/><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Map tools, Web Maps</text:span></text:p>
      <text:p text:style-name="p4"><text:span text:style-name="c0">And while in the city, <text:s/>“people spend far more hours in front of video screens than they do walking the land” (Thomashow 2002, 79). </text:span></text:p>
      <text:p text:style-name="p1"><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 <text:s/>Hadzigeorgiou et al. (2011) found that for children, storytelling was a more effective method of idea retention and initiating stewardship than traditional show-and-tell.</text:span></text:p>
      <text:p text:style-name="p1"/>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office:text>
  </office:body>
</office:document-content>
</file>